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6b89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1b6b89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paragraph-rsid="001b6b89"/>
    </style:style>
    <style:style style:name="P4" style:family="paragraph" style:parent-style-name="Table_20_Contents">
      <style:text-properties officeooo:rsid="001b6b89" officeooo:paragraph-rsid="001b6b89"/>
    </style:style>
    <style:style style:name="P5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officeooo:rsid="001b6b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ndex_20_Heading">Grandeur composée produit<text:line-break/> Grandeur composée quotient</text:p>
      <text:p text:style-name="P1"/>
      <text:h text:style-name="P5" text:outline-level="1">Grandeur</text:h>
      <text:p text:style-name="P2">Une grandeur est constituée d'une valeur mesurée par rapport à une unité de référence.</text:p>
      <text:p text:style-name="P1"/>
      <text:h text:style-name="P5" text:outline-level="1">Grandeur composée produit</text:h>
      <text:p text:style-name="P3">C'est une nouvelle grandeur obtenue par multiplication d'autres grandeurs.</text:p>
      <text:p text:style-name="P3">Exemple : Energie électrique consommée par un appareil = sa puissance . la durée d'utilisation</text:p>
      <text:p text:style-name="P3">E = P . t</text:p>
      <text:p text:style-name="P3">unités kWh = kW . H</text:p>
      <text:p text:style-name="P1"/>
      <text:h text:style-name="P5" text:outline-level="1">Grandeur composée quotient</text:h>
      <text:p text:style-name="P3">C'est une nouvelle grandeur obtenue par division d'une grandeur par une autre.</text:p>
      <text:p text:style-name="P3">Exemple: vitesse moyenne = distance parcourue / durée du pacours</text:p>
      <text:p text:style-name="P3">v = d / t</text:p>
      <text:p text:style-name="P3">unités m / s</text:p>
      <text:p text:style-name="P1"/>
      <text:h text:style-name="P5" text:outline-level="1">Changements d'unités</text:h>
      <text:p text:style-name="P3">Pour changer d'unité, il faut remplacer chaque unité par son équivalent dans l'unité souhaitée et effectuer les produits ou quotients indiqués.</text:p>
      <text:p text:style-name="P3">Exemple : Conversion d'une vitesse donnée en km/h en m/s</text:p>
      <text:p text:style-name="P3">On sait que 1 h = 3600 s et 1 km = 1000 m</text:p>
      <text:p text:style-name="P3">d'où 1 km/h = 1 km / 1 h = 1000 m / 3600 s = 1 <text:span text:style-name="T1">m</text:span> / 3,6 s</text:p>
      <text:p text:style-name="P3">une vitesse de 40 km/h devient v = 40 . 1 3,6 = 11,1 m/s</text:p>
      <text:p text:style-name="P1"/>
      <text:h text:style-name="P5" text:outline-level="1">Quelques équivalences à retenir</text:h>
      <text:p text:style-name="P3">temps – durée : 1 an = 365 jours ; 1 jour = 24 h ; 1 h = 60 min ; 1 min = 60 s</text:p>
      <text:p text:style-name="P3">volumes : 1 m3 = 1000 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Arial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RQUAY</meta:initial-creator>
    <meta:creation-date>2016-02-22T22:33:37.989000000</meta:creation-date>
    <dc:date>2016-02-22T22:44:37.312000000</dc:date>
    <dc:creator>Christian MARQUAY</dc:creator>
    <meta:editing-duration>PT11M5S</meta:editing-duration>
    <meta:editing-cycles>1</meta:editing-cycles>
    <meta:document-statistic meta:table-count="0" meta:image-count="0" meta:object-count="0" meta:page-count="1" meta:paragraph-count="22" meta:word-count="218" meta:character-count="1070" meta:non-whitespace-character-count="877"/>
    <meta:generator>LibreOffice/5.0.4.2$Windows_X86_64 LibreOffice_project/2b9802c1994aa0b7dc6079e128979269cf95bc78</meta:generator>
  </office:meta>
</office:document-meta>
</file>